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officeooo:rsid="001fa94d"/>
    </style:style>
    <style:style style:name="gr1" style:family="graphic">
      <style:graphic-properties draw:textarea-horizontal-align="justify" draw:textarea-vertical-align="middle" draw:auto-grow-height="false" fo:min-height="3.175cm" fo:min-width="4.6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4.524cm" fo:min-width="4.3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3.942cm" fo:min-width="3.9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4.313cm" fo:min-width="4.28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4.684cm" svg:height="3.176cm" svg:x="0.099cm" svg:y="2.473cm"><text:p text:style-name="P1">POST SIGN UP</text:p><text:p text:style-name="P1">/api/users</text:p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1" svg:width="4.393cm" svg:height="4.525cm" svg:x="8.486cm" svg:y="1.679cm"><text:p text:style-name="P1">Validation</text:p><draw:enhanced-geometry svg:viewBox="0 0 21600 21600" draw:type="rectangle" draw:enhanced-path="M 0 0 L 21600 0 21600 21600 0 21600 0 0 Z N"/></draw:custom-shape><draw:line text:anchor-type="paragraph" draw:z-index="2" draw:name="Shape3" draw:style-name="gr3" draw:text-style-name="P1" svg:x1="4.597cm" svg:y1="3.928cm" svg:x2="8.46cm" svg:y2="3.954cm"><text:p/></draw:line><draw:custom-shape text:anchor-type="paragraph" draw:z-index="3" draw:name="Shape2" draw:style-name="gr2" draw:text-style-name="P1" svg:width="4.393cm" svg:height="4.525cm" svg:x="13.54cm" svg:y="6.521cm"><text:p text:style-name="P1"><text:s text:c="2"/>DB</text:p><draw:enhanced-geometry svg:viewBox="0 0 21600 21600" draw:type="rectangle" draw:enhanced-path="M 0 0 L 21600 0 21600 21600 0 21600 0 0 Z N"/></draw:custom-shape><draw:line text:anchor-type="paragraph" draw:z-index="4" draw:name="Shape4" draw:style-name="gr3" draw:text-style-name="P1" svg:x1="12.878cm" svg:y1="3.875cm" svg:x2="15.101cm" svg:y2="6.521cm"><text:p/></draw:line><draw:custom-shape text:anchor-type="paragraph" draw:z-index="5" draw:name="Shape5" draw:style-name="gr4" draw:text-style-name="P1" svg:width="3.943cm" svg:height="3.943cm" svg:x="0.575cm" svg:y="7.5cm"><text:p text:style-name="P1">GET</text:p><text:p text:style-name="P1">/api/auth</text:p><draw:enhanced-geometry svg:viewBox="0 0 21600 21600" draw:type="rectangle" draw:enhanced-path="M 0 0 L 21600 0 21600 21600 0 21600 0 0 Z N"/></draw:custom-shape><draw:line text:anchor-type="paragraph" draw:z-index="6" draw:name="Shape6" draw:style-name="gr3" draw:text-style-name="P1" svg:x1="4.517cm" svg:y1="8.585cm" svg:x2="13.539cm" svg:y2="8.426cm"><text:p/></draw:line><draw:line text:anchor-type="paragraph" draw:z-index="7" draw:name="Shape6" draw:style-name="gr3" draw:text-style-name="P1" svg:x1="4.517cm" svg:y1="10.172cm" svg:x2="13.539cm" svg:y2="10.172cm"><text:p/></draw:line><draw:custom-shape text:anchor-type="paragraph" draw:z-index="8" draw:name="Shape2" draw:style-name="gr2" draw:text-style-name="P1" svg:width="4.393cm" svg:height="4.525cm" svg:x="0.258cm" svg:y="12.818cm"><text:p text:style-name="P1">Add User Activities</text:p><text:p text:style-name="P1">Post</text:p><text:p text:style-name="P1">/api/event</text:p><draw:enhanced-geometry svg:viewBox="0 0 21600 21600" draw:type="rectangle" draw:enhanced-path="M 0 0 L 21600 0 21600 21600 0 21600 0 0 Z N"/></draw:custom-shape><draw:line text:anchor-type="paragraph" draw:z-index="9" draw:name="Shape7" draw:style-name="gr3" draw:text-style-name="P1" svg:x1="4.491cm" svg:y1="15.384cm" svg:x2="14.836cm" svg:y2="11.045cm"><text:p/></draw:line><draw:custom-shape text:anchor-type="paragraph" draw:z-index="10" draw:name="Shape8" draw:style-name="gr5" draw:text-style-name="P1" svg:width="4.287cm" svg:height="4.313cm" svg:x="0.337cm" svg:y="19.168cm"><text:p text:style-name="P1">Get Activities</text:p><text:p text:style-name="P1">And put them in table</text:p><draw:enhanced-geometry svg:viewBox="0 0 21600 21600" draw:type="rectangle" draw:enhanced-path="M 0 0 L 21600 0 21600 21600 0 21600 0 0 Z N"/></draw:custom-shape><draw:line text:anchor-type="paragraph" draw:z-index="11" draw:name="Shape9" draw:style-name="gr3" draw:text-style-name="P1" svg:x1="16.371cm" svg:y1="11.045cm" svg:x2="4.623cm" svg:y2="20.411cm"><text:p/></draw: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1">Add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1">Authentication Request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1">Token Returned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5:56:57.815889709</meta:creation-date>
    <dc:date>2017-03-25T16:06:57.675214501</dc:date>
    <meta:editing-duration>PT10M</meta:editing-duration>
    <meta:editing-cycles>1</meta:editing-cycles>
    <meta:document-statistic meta:table-count="0" meta:image-count="0" meta:object-count="0" meta:page-count="1" meta:paragraph-count="1" meta:word-count="5" meta:character-count="369" meta:non-whitespace-character-count="37"/>
    <meta:generator>LibreOffice/5.1.6.2$Linux_X86_64 LibreOffice_project/10m0$Build-2</meta:generator>
  </office:meta>
</office:document-meta>
</file>